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tal hyresvärdar</text:p>
          </table:table-cell>
        </table:table-row>
        <table:table-row table:style-name="ro2">
          <table:table-cell office:value-type="string" calcext:value-type="string">
            <text:p>Oktober, 201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1" office:value-type="string" calcext:value-type="string">
            <text:p>November, 201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ecember, 2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nuari, 2013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Hansson</meta:initial-creator>
    <meta:creation-date>2014-01-20T18:11:15.586890441</meta:creation-date>
    <dc:date>2014-01-20T18:18:01.593042006</dc:date>
    <dc:creator>Tobias Hansson</dc:creator>
    <meta:editing-duration>P0D</meta:editing-duration>
    <meta:editing-cycles>1</meta:editing-cycles>
    <meta:document-statistic meta:table-count="1" meta:cell-count="10" meta:object-count="0"/>
    <meta:generator>LibreOffice/4.1.3.2$Linux_X86_64 LibreOffice_project/410m0$Build-2</meta:generator>
  </office:meta>
</office:document-meta>
</file>